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2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he problem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Processors are gaining more cores, but sequential programs cannot take advantage of this.</text:p>
              </text:list-item>
              <text:list-item>
                <text:p>Writing parallelised programs is more difficult than sequential programs</text:p>
              </text:list-item>
              <text:list-item>
                <text:p>Would like a way to convert sequential code into parallelised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ing a compiler plugin for rust</text:p>
              </text:list-item>
              <text:list-item>
                <text:p>Access the abstract syntax tree of a rust program</text:p>
              </text:list-item>
              <text:list-item>
                <text:p>Looking for areas which can be parallelised safely</text:p>
              </text:list-item>
              <text:list-item>
                <text:p>Modify the abstract syntax tree to run suitable areas in parall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NOT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Generating the most efficient optimisations</text:p>
                <text:list>
                  <text:list-item>
                    <text:p>Instead focusing more on safe parallelisms</text:p>
                  </text:list-item>
                </text:list>
              </text:list-item>
              <text:list-item>
                <text:p>Parallelising a functional language</text:p>
              </text:list-item>
              <text:list-item>
                <text:p>Cancelling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ork so far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ten some example rust programs</text:p>
                <text:list>
                  <text:list-item>
                    <text:p>Password Cracker</text:p>
                  </text:list-item>
                  <text:list-item>
                    <text:p>Naive Fibinacci</text:p>
                  </text:list-item>
                </text:list>
              </text:list-item>
              <text:list-item>
                <text:p>Manually parallelised these programs</text:p>
              </text:list-item>
              <text:list-item>
                <text:p>Started the rust plugin</text:p>
                <text:list>
                  <text:list-item>
                    <text:p>Communication between stages</text:p>
                  </text:list-item>
                  <text:list-item>
                    <text:p>Trying to understand the AST stru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hat I still need to do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Decide how to analyse for parallelisms</text:p>
              </text:list-item>
              <text:list-item>
                <text:p>Write the automated mod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0:38:37.868325733</meta:creation-date>
    <meta:editing-duration>PT30M56S</meta:editing-duration>
    <meta:editing-cycles>4</meta:editing-cycles>
    <meta:generator>LibreOffice/5.4.3.2$Linux_X86_64 LibreOffice_project/40m0$Build-2</meta:generator>
    <dc:date>2017-11-28T22:07:01.230379256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